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87119" calcext:value-type="float">
            <text:p>87119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859161735700197" calcext:value-type="percentage">
            <text:p>85.92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61329" calcext:value-type="float">
            <text:p>61329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30241124260355" calcext:value-type="percentage">
            <text:p>30.24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BRAM based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/>
          <table:table-cell office:value-type="string" calcext:value-type="string">
            <text:p>Will be converted to use QDR-II+ in the fu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QDR based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formula="of:=[.B9]*[.C9]" office:value-type="float" office:value="0" calcext:value-type="float">
            <text:p>0</text:p>
          </table:table-cell>
          <table:table-cell table:formula="of:=[.B9]*[.D9]" office:value-type="float" office:value="0" calcext:value-type="float">
            <text:p>0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0]*[.C10]" office:value-type="float" office:value="964" calcext:value-type="float">
            <text:p>964</text:p>
          </table:table-cell>
          <table:table-cell table:formula="of:=[.B10]*[.D10]" office:value-type="float" office:value="2660" calcext:value-type="float">
            <text:p>2660</text:p>
          </table:table-cell>
          <table:table-cell table:formula="of:=[.B10]*[.E1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Fabric</text:p>
          </table:table-cell>
          <table:table-cell office:value-type="float" office:value="1" calcext:value-type="float">
            <text:p>1</text:p>
          </table:table-cell>
          <table:table-cell office:value-type="float" office:value="44352" calcext:value-type="float">
            <text:p>44352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.C11]" office:value-type="float" office:value="44352" calcext:value-type="float">
            <text:p>44352</text:p>
          </table:table-cell>
          <table:table-cell table:formula="of:=[.B11]*[.D11]" office:value-type="float" office:value="4675" calcext:value-type="float">
            <text:p>4675</text:p>
          </table:table-cell>
          <table:table-cell table:formula="of:=[.B11]*[.E11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7T16:53:37.208182552</dc:date>
    <meta:editing-duration>P2DT16H34M13S</meta:editing-duration>
    <meta:editing-cycles>15</meta:editing-cycles>
    <meta:document-statistic meta:table-count="1" meta:cell-count="107" meta:object-count="0"/>
  </office:meta>
</office:document-meta>
</file>